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0a29" officeooo:paragraph-rsid="000e0a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yn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9:33:47.485000000</meta:creation-date>
    <dc:date>2019-09-24T19:34:08.375000000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5"/>
    <meta:generator>LibreOffice/5.3.7.2$Windows_X86_64 LibreOffice_project/6b8ed514a9f8b44d37a1b96673cbbdd077e24059</meta:generator>
  </office:meta>
</office:document-meta>
</file>